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0696e" officeooo:paragraph-rsid="0000696e"/>
    </style:style>
    <style:style style:name="P2" style:family="paragraph" style:parent-style-name="Standard" style:list-style-name="L1">
      <style:text-properties officeooo:rsid="0000696e" officeooo:paragraph-rsid="00030779"/>
    </style:style>
    <style:style style:name="P3" style:family="paragraph" style:parent-style-name="Standard" style:list-style-name="L1">
      <style:text-properties officeooo:rsid="0000696e" officeooo:paragraph-rsid="0000696e"/>
    </style:style>
    <style:style style:name="P4" style:family="paragraph" style:parent-style-name="Standard" style:list-style-name="L1">
      <style:text-properties officeooo:rsid="0004ed4e" officeooo:paragraph-rsid="0004ed4e"/>
    </style:style>
    <style:style style:name="P5" style:family="paragraph" style:parent-style-name="Standard" style:list-style-name="L1">
      <style:text-properties officeooo:rsid="00030779" officeooo:paragraph-rsid="00030779"/>
    </style:style>
    <style:style style:name="T1" style:family="text">
      <style:text-properties officeooo:rsid="00030779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Todo List STM (Stellar Trustline Manager)</text:p>
      <text:p text:style-name="P1"/>
      <text:list text:style-name="L1">
        <text:list-item>
          <text:p text:style-name="P2">Hinweis das Geheimschlüssel nicht gespeichert wird</text:p>
          <text:list>
            <text:list-item>
              <text:p text:style-name="P2"><text:s/>nur anze<text:span text:style-name="T1">i</text:span>gen wenn der Secret Key eingeben werden muss, oder sobald der Lösch<text:span text:style-name="T1">b</text:span>utton aktiv ist</text:p>
            </text:list-item>
            <text:list-item>
              <text:p text:style-name="P3">Unterhalb de<text:span text:style-name="T1">s</text:span> <text:span text:style-name="T1">Hinweises</text:span> <text:span text:style-name="T1">zusätzlich anzeigen ob im </text:span>Simulations Modus oder im Real Modus</text:p>
              <text:list>
                <text:list-item>
                  <text:p text:style-name="P3">Oder noch ein Hinweis dialog das man im Real Modus oder im Simulations Modus ist anzeigen wenn man löscht</text:p>
                </text:list-item>
              </text:list>
            </text:list-item>
          </text:list>
        </text:list-item>
        <text:list-item>
          <text:p text:style-name="P3">Einstellungen</text:p>
          <text:list>
            <text:list-item>
              <text:p text:style-name="P3">Funktionalität einbauen</text:p>
            </text:list-item>
            <text:list-item>
              <text:p text:style-name="P4">Liste der vertrauenswürdigen QSI und entwickler Wallets</text:p>
            </text:list-item>
          </text:list>
        </text:list-item>
        <text:list-item>
          <text:p text:style-name="P3">XLM-Summe nach Memo</text:p>
          <text:list>
            <text:list-item>
              <text:p text:style-name="P5">Fortschrittsanzeige muss eingebaut werden</text:p>
            </text:list-item>
            <text:list-item>
              <text:p text:style-name="P5">Die Geschwindigkeit der Berechnung muss erhöht werden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CH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CH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officeooo:paragraph-rsid="00002cf2"/>
    </style:style>
    <style:style style:name="MT1" style:family="text">
      <style:text-properties officeooo:rsid="0016faa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  <number:date-style style:name="N45">
      <number:day/>
      <number:text>. </number:text>
      <number:month number:textual="true"/>
      <number:text>. </number:text>
      <number:year number:style="long"/>
    </number:date-style>
  </office:automatic-styles>
  <office:master-styles>
    <style:master-page style:name="Standard" style:page-layout-name="Mpm1" draw:style-name="Mdp1">
      <style:footer>
        <text:p text:style-name="MP1"><text:file-name text:display="name-and-extension">Todo Liste STM.odt</text:file-name><text:tab/> <text:page-number text:select-page="current">1</text:page-number><text:s/><text:span text:style-name="MT1">von </text:span><text:span text:style-name="MT1"><text:page-count>1</text:page-count></text:span><text:span text:style-name="MT1"><text:s/><text:tab/></text:span><text:span text:style-name="MT1"><text:date style:data-style-name="N45" text:date-value="2025-08-16T23:23:38.999735964">16. Aug. 2025</text:date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15T12:26:36.241025663</meta:creation-date>
    <dc:title>StandardFusszeile</dc:title>
    <meta:editing-duration>PT13H34M23S</meta:editing-duration>
    <meta:editing-cycles>3</meta:editing-cycles>
    <meta:generator>LibreOffice/25.2.3.2$Linux_X86_64 LibreOffice_project/520$Build-2</meta:generator>
    <dc:date>2025-08-16T23:23:38.985236640</dc:date>
    <meta:document-statistic meta:table-count="0" meta:image-count="0" meta:object-count="0" meta:page-count="1" meta:paragraph-count="12" meta:word-count="102" meta:character-count="631" meta:non-whitespace-character-count="548"/>
    <meta:template xlink:type="simple" xlink:actuate="onRequest" xlink:title="StandardFusszeile" xlink:href="../../../Vorlagen/StandardFusszeile.ott" meta:date="2025-08-15T12:26:36.010390150"/>
  </office:meta>
</office:document-meta>
</file>